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F20000350500003505C0692BF3266B110D.svg" manifest:media-type="image/svg+xml"/>
  <manifest:file-entry manifest:full-path="Pictures/100000010000020100000201C1B82265BCEE7B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.286cm" svg:height="2.298cm" svg:x="0.489cm" svg:y="0.441cm">
          <draw:image xlink:href="Pictures/100001F20000350500003505C0692BF3266B110D.svg" xlink:type="simple" xlink:show="embed" xlink:actuate="onLoad" draw:mime-type="image/svg+xml">
            <text:p/>
          </draw:image>
          <draw:image xlink:href="Pictures/100000010000020100000201C1B82265BCEE7B11.png" xlink:type="simple" xlink:show="embed" xlink:actuate="onLoad" draw:mime-type="image/png"/>
          <svg:title>fav-flat</svg:titl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39cm" fo:margin-bottom="0.239cm" fo:margin-left="0.239cm" fo:margin-right="0.239cm" fo:page-width="8.493cm" fo:page-height="3.2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0T21:47:24.909000000</dc:date>
    <meta:editing-duration>PT2M41S</meta:editing-duration>
    <meta:editing-cycles>1</meta:editing-cycles>
    <meta:document-statistic meta:object-count="1"/>
    <meta:generator>LibreOffice/7.2.2.2$Windows_X86_64 LibreOffice_project/02b2acce88a210515b4a5bb2e46cbfb63fe97d56</meta:generator>
  </office:meta>
</office:document-meta>
</file>